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1" table:style-name="ta1">
        <table:shapes>
          <draw:frame draw:z-index="0" draw:style-name="gr1" draw:text-style-name="P1" svg:width="453.51pt" svg:height="255.09pt" svg:x="449.94pt" svg:y="52.98pt">
            <loext:p draw:notify-on-update-of-ranges="'Test Ratio 0.1'.C2:'Test Ratio 0.1'.G2 'Test Ratio 0.1'.B3:'Test Ratio 0.1'.B3 'Test Ratio 0.1'.C3:'Test Ratio 0.1'.G3 'Test Ratio 0.1'.B4:'Test Ratio 0.1'.B4 'Test Ratio 0.1'.C4:'Test Ratio 0.1'.G4 'Test Ratio 0.1'.B5:'Test Ratio 0.1'.B5 'Test Ratio 0.1'.C5:'Test Ratio 0.1'.G5 'Test Ratio 0.1'.B6:'Test Ratio 0.1'.B6 'Test Ratio 0.1'.C6:'Test Ratio 0.1'.G6 'Test Ratio 0.1'.B7:'Test Ratio 0.1'.B7 'Test Ratio 0.1'.C7:'Test Ratio 0.1'.G7 'Test Ratio 0.1'.B8:'Test Ratio 0.1'.B8 'Test Ratio 0.1'.C8:'Test Ratio 0.1'.G8 'Test Ratio 0.1'.B9:'Test Ratio 0.1'.B9 'Test Ratio 0.1'.C9:'Test Ratio 0.1'.G9 'Test Ratio 0.1'.B10:'Test Ratio 0.1'.B10 'Test Ratio 0.1'.C10:'Test Ratio 0.1'.G10 'Test Ratio 0.1'.B11:'Test Ratio 0.1'.B11 'Test Ratio 0.1'.C11:'Test Ratio 0.1'.G11 'Test Ratio 0.1'.B12:'Test Ratio 0.1'.B12 'Test Ratio 0.1'.C12:'Test Ratio 0.1'.G12 'Test Ratio 0.1'.B13:'Test Ratio 0.1'.B13 'Test Ratio 0.1'.C13:'Test Ratio 0.1'.G13 'Test Ratio 0.1'.B14:'Test Ratio 0.1'.B14 'Test Ratio 0.1'.C14:'Test Ratio 0.1'.G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07211431045" calcext:value-type="float">
            <text:p>0.607211431045</text:p>
          </table:table-cell>
          <table:table-cell office:value-type="float" office:value="0.485008212557" calcext:value-type="float">
            <text:p>0.485008212557</text:p>
          </table:table-cell>
          <table:table-cell office:value-type="float" office:value="0.680190873941" calcext:value-type="float">
            <text:p>0.680190873941</text:p>
          </table:table-cell>
          <table:table-cell office:value-type="float" office:value="0.727413048553" calcext:value-type="float">
            <text:p>0.727413048553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51361559785" calcext:value-type="float">
            <text:p>0.751361559785</text:p>
          </table:table-cell>
          <table:table-cell office:value-type="float" office:value="0.704420712276" calcext:value-type="float">
            <text:p>0.704420712276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174286925" calcext:value-type="float">
            <text:p>0.715174286925</text:p>
          </table:table-cell>
          <table:table-cell office:value-type="float" office:value="0.708219413575" calcext:value-type="float">
            <text:p>0.708219413575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9414863925" calcext:value-type="float">
            <text:p>0.719414863925</text:p>
          </table:table-cell>
          <table:table-cell office:value-type="float" office:value="0.709151814507" calcext:value-type="float">
            <text:p>0.709151814507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9414863925" calcext:value-type="float">
            <text:p>0.719414863925</text:p>
          </table:table-cell>
          <table:table-cell office:value-type="float" office:value="0.709151814507" calcext:value-type="float">
            <text:p>0.709151814507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9414863925" calcext:value-type="float">
            <text:p>0.719414863925</text:p>
          </table:table-cell>
          <table:table-cell office:value-type="float" office:value="0.709151814507" calcext:value-type="float">
            <text:p>0.709151814507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9414863925" calcext:value-type="float">
            <text:p>0.719414863925</text:p>
          </table:table-cell>
          <table:table-cell office:value-type="float" office:value="0.709151814507" calcext:value-type="float">
            <text:p>0.709151814507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9414863925" calcext:value-type="float">
            <text:p>0.719414863925</text:p>
          </table:table-cell>
          <table:table-cell office:value-type="float" office:value="0.709151814507" calcext:value-type="float">
            <text:p>0.709151814507</text:p>
          </table:table-cell>
          <table:table-cell office:value-type="float" office:value="0.710844155844" calcext:value-type="float">
            <text:p>0.710844155844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33001283847" calcext:value-type="float">
            <text:p>0.733001283847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8351423903" calcext:value-type="float">
            <text:p>0.72835142390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2" table:style-name="ta1">
        <table:shapes>
          <draw:frame draw:z-index="0" draw:style-name="gr1" draw:text-style-name="P1" svg:width="453.51pt" svg:height="255.09pt" svg:x="466.84pt" svg:y="13.83pt">
            <loext:p draw:notify-on-update-of-ranges="'Test Ratio 0.2'.C2:'Test Ratio 0.2'.G2 'Test Ratio 0.2'.B3:'Test Ratio 0.2'.B3 'Test Ratio 0.2'.C3:'Test Ratio 0.2'.G3 'Test Ratio 0.2'.B4:'Test Ratio 0.2'.B4 'Test Ratio 0.2'.C4:'Test Ratio 0.2'.G4 'Test Ratio 0.2'.B5:'Test Ratio 0.2'.B5 'Test Ratio 0.2'.C5:'Test Ratio 0.2'.G5 'Test Ratio 0.2'.B6:'Test Ratio 0.2'.B6 'Test Ratio 0.2'.C6:'Test Ratio 0.2'.G6 'Test Ratio 0.2'.B7:'Test Ratio 0.2'.B7 'Test Ratio 0.2'.C7:'Test Ratio 0.2'.G7 'Test Ratio 0.2'.B8:'Test Ratio 0.2'.B8 'Test Ratio 0.2'.C8:'Test Ratio 0.2'.G8 'Test Ratio 0.2'.B9:'Test Ratio 0.2'.B9 'Test Ratio 0.2'.C9:'Test Ratio 0.2'.G9 'Test Ratio 0.2'.B10:'Test Ratio 0.2'.B10 'Test Ratio 0.2'.C10:'Test Ratio 0.2'.G10 'Test Ratio 0.2'.B11:'Test Ratio 0.2'.B11 'Test Ratio 0.2'.C11:'Test Ratio 0.2'.G11 'Test Ratio 0.2'.B12:'Test Ratio 0.2'.B12 'Test Ratio 0.2'.C12:'Test Ratio 0.2'.G12 'Test Ratio 0.2'.B13:'Test Ratio 0.2'.B13 'Test Ratio 0.2'.C13:'Test Ratio 0.2'.G13 'Test Ratio 0.2'.B14:'Test Ratio 0.2'.B14 'Test Ratio 0.2'.C14:'Test Ratio 0.2'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1148440163" calcext:value-type="float">
            <text:p>0.51148440163</text:p>
          </table:table-cell>
          <table:table-cell office:value-type="float" office:value="0.712819391146" calcext:value-type="float">
            <text:p>0.712819391146</text:p>
          </table:table-cell>
          <table:table-cell office:value-type="float" office:value="0.751415596525" calcext:value-type="float">
            <text:p>0.751415596525</text:p>
          </table:table-cell>
          <table:table-cell office:value-type="float" office:value="0.712032627866" calcext:value-type="float">
            <text:p>0.712032627866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34528397126" calcext:value-type="float">
            <text:p>0.734528397126</text:p>
          </table:table-cell>
          <table:table-cell office:value-type="float" office:value="0.710244368267" calcext:value-type="float">
            <text:p>0.710244368267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7702343461" calcext:value-type="float">
            <text:p>0.717702343461</text:p>
          </table:table-cell>
          <table:table-cell office:value-type="float" office:value="0.709427713103" calcext:value-type="float">
            <text:p>0.709427713103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7874189245" calcext:value-type="float">
            <text:p>0.717874189245</text:p>
          </table:table-cell>
          <table:table-cell office:value-type="float" office:value="0.709692263367" calcext:value-type="float">
            <text:p>0.709692263367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7874189245" calcext:value-type="float">
            <text:p>0.717874189245</text:p>
          </table:table-cell>
          <table:table-cell office:value-type="float" office:value="0.709692263367" calcext:value-type="float">
            <text:p>0.709692263367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7874189245" calcext:value-type="float">
            <text:p>0.717874189245</text:p>
          </table:table-cell>
          <table:table-cell office:value-type="float" office:value="0.709692263367" calcext:value-type="float">
            <text:p>0.709692263367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7874189245" calcext:value-type="float">
            <text:p>0.717874189245</text:p>
          </table:table-cell>
          <table:table-cell office:value-type="float" office:value="0.709692263367" calcext:value-type="float">
            <text:p>0.709692263367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7874189245" calcext:value-type="float">
            <text:p>0.717874189245</text:p>
          </table:table-cell>
          <table:table-cell office:value-type="float" office:value="0.709692263367" calcext:value-type="float">
            <text:p>0.709692263367</text:p>
          </table:table-cell>
          <table:table-cell office:value-type="float" office:value="0.717012400248" calcext:value-type="float">
            <text:p>0.717012400248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14825837743" calcext:value-type="float">
            <text:p>0.714825837743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8995098039" calcext:value-type="float">
            <text:p>0.728995098039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3" table:style-name="ta1">
        <table:shapes>
          <draw:frame draw:z-index="0" draw:style-name="gr1" draw:text-style-name="P1" svg:width="453.51pt" svg:height="255.09pt" svg:x="449.46pt" svg:y="13.04pt">
            <loext:p draw:notify-on-update-of-ranges="'Test Ratio 0.3'.C2:'Test Ratio 0.3'.G2 'Test Ratio 0.3'.B3:'Test Ratio 0.3'.B3 'Test Ratio 0.3'.C3:'Test Ratio 0.3'.G3 'Test Ratio 0.3'.B4:'Test Ratio 0.3'.B4 'Test Ratio 0.3'.C4:'Test Ratio 0.3'.G4 'Test Ratio 0.3'.B5:'Test Ratio 0.3'.B5 'Test Ratio 0.3'.C5:'Test Ratio 0.3'.G5 'Test Ratio 0.3'.B6:'Test Ratio 0.3'.B6 'Test Ratio 0.3'.C6:'Test Ratio 0.3'.G6 'Test Ratio 0.3'.B7:'Test Ratio 0.3'.B7 'Test Ratio 0.3'.C7:'Test Ratio 0.3'.G7 'Test Ratio 0.3'.B8:'Test Ratio 0.3'.B8 'Test Ratio 0.3'.C8:'Test Ratio 0.3'.G8 'Test Ratio 0.3'.B9:'Test Ratio 0.3'.B9 'Test Ratio 0.3'.C9:'Test Ratio 0.3'.G9 'Test Ratio 0.3'.B10:'Test Ratio 0.3'.B10 'Test Ratio 0.3'.C10:'Test Ratio 0.3'.G10 'Test Ratio 0.3'.B11:'Test Ratio 0.3'.B11 'Test Ratio 0.3'.C11:'Test Ratio 0.3'.G11 'Test Ratio 0.3'.B12:'Test Ratio 0.3'.B12 'Test Ratio 0.3'.C12:'Test Ratio 0.3'.G12 'Test Ratio 0.3'.B13:'Test Ratio 0.3'.B13 'Test Ratio 0.3'.C13:'Test Ratio 0.3'.G13 'Test Ratio 0.3'.B14:'Test Ratio 0.3'.B14 'Test Ratio 0.3'.C14:'Test Ratio 0.3'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50856240614" calcext:value-type="float">
            <text:p>0.550856240614</text:p>
          </table:table-cell>
          <table:table-cell office:value-type="float" office:value="0.647382046589" calcext:value-type="float">
            <text:p>0.647382046589</text:p>
          </table:table-cell>
          <table:table-cell office:value-type="float" office:value="0.766287749601" calcext:value-type="float">
            <text:p>0.766287749601</text:p>
          </table:table-cell>
          <table:table-cell office:value-type="float" office:value="0.709714806798" calcext:value-type="float">
            <text:p>0.709714806798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725725892036" calcext:value-type="float">
            <text:p>0.725725892036</text:p>
          </table:table-cell>
          <table:table-cell office:value-type="float" office:value="0.713514836009" calcext:value-type="float">
            <text:p>0.713514836009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713975700416" calcext:value-type="float">
            <text:p>0.713975700416</text:p>
          </table:table-cell>
          <table:table-cell office:value-type="float" office:value="0.714098221494" calcext:value-type="float">
            <text:p>0.714098221494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715406710371" calcext:value-type="float">
            <text:p>0.715406710371</text:p>
          </table:table-cell>
          <table:table-cell office:value-type="float" office:value="0.714098221494" calcext:value-type="float">
            <text:p>0.714098221494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406710371" calcext:value-type="float">
            <text:p>0.715406710371</text:p>
          </table:table-cell>
          <table:table-cell office:value-type="float" office:value="0.714098221494" calcext:value-type="float">
            <text:p>0.714098221494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406710371" calcext:value-type="float">
            <text:p>0.715406710371</text:p>
          </table:table-cell>
          <table:table-cell office:value-type="float" office:value="0.714098221494" calcext:value-type="float">
            <text:p>0.714098221494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406710371" calcext:value-type="float">
            <text:p>0.715406710371</text:p>
          </table:table-cell>
          <table:table-cell office:value-type="float" office:value="0.714098221494" calcext:value-type="float">
            <text:p>0.714098221494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406710371" calcext:value-type="float">
            <text:p>0.715406710371</text:p>
          </table:table-cell>
          <table:table-cell office:value-type="float" office:value="0.714098221494" calcext:value-type="float">
            <text:p>0.714098221494</text:p>
          </table:table-cell>
          <table:table-cell office:value-type="float" office:value="0.711956799698" calcext:value-type="float">
            <text:p>0.711956799698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12032026615" calcext:value-type="float">
            <text:p>0.712032026615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9462729536" calcext:value-type="float">
            <text:p>0.729462729536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4" table:style-name="ta1">
        <table:shapes>
          <draw:frame draw:z-index="0" draw:style-name="gr1" draw:text-style-name="P1" svg:width="453.51pt" svg:height="255.09pt" svg:x="437.67pt" svg:y="12.53pt">
            <loext:p draw:notify-on-update-of-ranges="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 'Test Ratio 0.4'.B12:'Test Ratio 0.4'.B12 'Test Ratio 0.4'.C12:'Test Ratio 0.4'.G12 'Test Ratio 0.4'.B13:'Test Ratio 0.4'.B13 'Test Ratio 0.4'.C13:'Test Ratio 0.4'.G13 'Test Ratio 0.4'.B14:'Test Ratio 0.4'.B14 'Test Ratio 0.4'.C14:'Test Ratio 0.4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429936283572" calcext:value-type="float">
            <text:p>0.429936283572</text:p>
          </table:table-cell>
          <table:table-cell office:value-type="float" office:value="0.648059400072" calcext:value-type="float">
            <text:p>0.648059400072</text:p>
          </table:table-cell>
          <table:table-cell office:value-type="float" office:value="0.712900618793" calcext:value-type="float">
            <text:p>0.712900618793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33057851126" calcext:value-type="float">
            <text:p>0.733057851126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3829314234" calcext:value-type="float">
            <text:p>0.713829314234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4048208471" calcext:value-type="float">
            <text:p>0.714048208471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4048208471" calcext:value-type="float">
            <text:p>0.714048208471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4048208471" calcext:value-type="float">
            <text:p>0.714048208471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4048208471" calcext:value-type="float">
            <text:p>0.714048208471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4048208471" calcext:value-type="float">
            <text:p>0.714048208471</text:p>
          </table:table-cell>
          <table:table-cell office:value-type="float" office:value="0.715008707945" calcext:value-type="float">
            <text:p>0.715008707945</text:p>
          </table:table-cell>
          <table:table-cell office:value-type="float" office:value="0.713257228035" calcext:value-type="float">
            <text:p>0.713257228035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99000931941" calcext:value-type="float">
            <text:p>0.699000931941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2748116081" calcext:value-type="float">
            <text:p>0.72274811608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448.92pt" svg:y="18.14pt">
            <loext:p draw:notify-on-update-of-ranges="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 'Test Ratio 0.5'.B11:'Test Ratio 0.5'.B11 'Test Ratio 0.5'.C11:'Test Ratio 0.5'.G11 'Test Ratio 0.5'.B12:'Test Ratio 0.5'.B12 'Test Ratio 0.5'.C12:'Test Ratio 0.5'.G12 'Test Ratio 0.5'.B13:'Test Ratio 0.5'.B13 'Test Ratio 0.5'.C13:'Test Ratio 0.5'.G13 'Test Ratio 0.5'.B14:'Test Ratio 0.5'.B14 'Test Ratio 0.5'.C14:'Test Ratio 0.5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841307604472" calcext:value-type="float">
            <text:p>0.841307604472</text:p>
          </table:table-cell>
          <table:table-cell office:value-type="float" office:value="0.765626679602" calcext:value-type="float">
            <text:p>0.765626679602</text:p>
          </table:table-cell>
          <table:table-cell office:value-type="float" office:value="0.712215423298" calcext:value-type="float">
            <text:p>0.712215423298</text:p>
          </table:table-cell>
          <table:table-cell office:value-type="float" office:value="0.707233361205" calcext:value-type="float">
            <text:p>0.707233361205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927774136" calcext:value-type="float">
            <text:p>0.715927774136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4285581371" calcext:value-type="float">
            <text:p>0.714285581371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4285581371" calcext:value-type="float">
            <text:p>0.714285581371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4285581371" calcext:value-type="float">
            <text:p>0.714285581371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4285581371" calcext:value-type="float">
            <text:p>0.714285581371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4285581371" calcext:value-type="float">
            <text:p>0.714285581371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4285581371" calcext:value-type="float">
            <text:p>0.714285581371</text:p>
          </table:table-cell>
          <table:table-cell office:value-type="float" office:value="0.713556972057" calcext:value-type="float">
            <text:p>0.713556972057</text:p>
          </table:table-cell>
          <table:table-cell office:value-type="float" office:value="0.716547414" calcext:value-type="float">
            <text:p>0.716547414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7580583427" calcext:value-type="float">
            <text:p>0.707580583427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9320818071" calcext:value-type="float">
            <text:p>0.71932081807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34598139485" calcext:value-type="float">
            <text:p>0.634598139485</text:p>
          </table:table-cell>
          <table:table-cell office:value-type="float" office:value="0.705525716701" calcext:value-type="float">
            <text:p>0.705525716701</text:p>
          </table:table-cell>
          <table:table-cell office:value-type="float" office:value="0.716587107487" calcext:value-type="float">
            <text:p>0.716587107487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723781315" calcext:value-type="float">
            <text:p>0.715723781315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820399673" calcext:value-type="float">
            <text:p>0.715820399673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820399673" calcext:value-type="float">
            <text:p>0.715820399673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820399673" calcext:value-type="float">
            <text:p>0.715820399673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820399673" calcext:value-type="float">
            <text:p>0.715820399673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820399673" calcext:value-type="float">
            <text:p>0.715820399673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820399673" calcext:value-type="float">
            <text:p>0.715820399673</text:p>
          </table:table-cell>
          <table:table-cell office:value-type="float" office:value="0.712277652865" calcext:value-type="float">
            <text:p>0.712277652865</text:p>
          </table:table-cell>
          <table:table-cell office:value-type="float" office:value="0.717758531983" calcext:value-type="float">
            <text:p>0.717758531983</text:p>
          </table:table-cell>
          <table:table-cell office:value-type="float" office:value="0.711043817974" calcext:value-type="float">
            <text:p>0.711043817974</text:p>
          </table:table-cell>
          <table:table-cell office:value-type="float" office:value="0.717835189502" calcext:value-type="float">
            <text:p>0.717835189502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711043817974" calcext:value-type="float">
              <text:p>0.711043817974</text:p>
            </table:table-cell>
            <table:table-cell office:value-type="float" office:value="0.717835189502" calcext:value-type="float">
              <text:p>0.717835189502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717835189502" calcext:value-type="float">
              <text:p>0.717835189502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717835189502" calcext:value-type="float">
              <text:p>0.717835189502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47711501145" calcext:value-type="float">
            <text:p>0.747711501145</text:p>
          </table:table-cell>
          <table:table-cell office:value-type="float" office:value="0.710575568327" calcext:value-type="float">
            <text:p>0.710575568327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4854812387" calcext:value-type="float">
            <text:p>0.714854812387</text:p>
          </table:table-cell>
          <table:table-cell office:value-type="float" office:value="0.713779851475" calcext:value-type="float">
            <text:p>0.713779851475</text:p>
          </table:table-cell>
          <table:table-cell office:value-type="float" office:value="0.715252005126" calcext:value-type="float">
            <text:p>0.715252005126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11067599196" calcext:value-type="float">
            <text:p>0.711067599196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9627887545" calcext:value-type="float">
            <text:p>0.71962788754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84.36pt" svg:y="47.65pt">
            <loext:p draw:notify-on-update-of-ranges="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15711957034" calcext:value-type="float">
            <text:p>0.715711957034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439058116" calcext:value-type="float">
            <text:p>0.715439058116</text:p>
          </table:table-cell>
          <table:table-cell office:value-type="float" office:value="0.713794744843" calcext:value-type="float">
            <text:p>0.713794744843</text:p>
          </table:table-cell>
          <table:table-cell office:value-type="float" office:value="0.714577735957" calcext:value-type="float">
            <text:p>0.714577735957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7829875325" calcext:value-type="float">
            <text:p>0.707829875325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8218556135" calcext:value-type="float">
            <text:p>0.71821855613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9" table:style-name="ta1">
        <table:shapes>
          <draw:frame draw:z-index="0" draw:style-name="gr1" draw:text-style-name="P1" svg:width="453.12pt" svg:height="254.98pt" svg:x="453.63pt" svg:y="29.74pt">
            <loext:p draw:notify-on-update-of-ranges="'Test Ratio 0.9'.C2:'Test Ratio 0.9'.G2 'Test Ratio 0.9'.B3:'Test Ratio 0.9'.B3 'Test Ratio 0.9'.C3:'Test Ratio 0.9'.G3 'Test Ratio 0.9'.B4:'Test Ratio 0.9'.B4 'Test Ratio 0.9'.C4:'Test Ratio 0.9'.G4 'Test Ratio 0.9'.B5:'Test Ratio 0.9'.B5 'Test Ratio 0.9'.C5:'Test Ratio 0.9'.G5 'Test Ratio 0.9'.B6:'Test Ratio 0.9'.B6 'Test Ratio 0.9'.C6:'Test Ratio 0.9'.G6 'Test Ratio 0.9'.B7:'Test Ratio 0.9'.B7 'Test Ratio 0.9'.C7:'Test Ratio 0.9'.G7 'Test Ratio 0.9'.B8:'Test Ratio 0.9'.B8 'Test Ratio 0.9'.C8:'Test Ratio 0.9'.G8 'Test Ratio 0.9'.B9:'Test Ratio 0.9'.B9 'Test Ratio 0.9'.C9:'Test Ratio 0.9'.G9 'Test Ratio 0.9'.B10:'Test Ratio 0.9'.B10 'Test Ratio 0.9'.C10:'Test Ratio 0.9'.G10 'Test Ratio 0.9'.B11:'Test Ratio 0.9'.B11 'Test Ratio 0.9'.C11:'Test Ratio 0.9'.G11 'Test Ratio 0.9'.B12:'Test Ratio 0.9'.B12 'Test Ratio 0.9'.C12:'Test Ratio 0.9'.G12 'Test Ratio 0.9'.B13:'Test Ratio 0.9'.B13 'Test Ratio 0.9'.C13:'Test Ratio 0.9'.G13 'Test Ratio 0.9'.B14:'Test Ratio 0.9'.B14 'Test Ratio 0.9'.C14:'Test Ratio 0.9'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4714567706" calcext:value-type="float">
            <text:p>0.714714567706</text:p>
          </table:table-cell>
          <table:table-cell office:value-type="float" office:value="0.713416973847" calcext:value-type="float">
            <text:p>0.713416973847</text:p>
          </table:table-cell>
          <table:table-cell office:value-type="float" office:value="0.714379886006" calcext:value-type="float">
            <text:p>0.714379886006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8291434554" calcext:value-type="float">
            <text:p>0.708291434554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2196229696" calcext:value-type="float">
            <text:p>0.722196229696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23:42:51.3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3T00:08:20.862000000</dc:date>
    <meta:editing-duration>P1DT5H23M24S</meta:editing-duration>
    <meta:editing-cycles>49</meta:editing-cycles>
    <meta:generator>LibreOffice/5.2.0.4$Windows_x86 LibreOffice_project/066b007f5ebcc236395c7d282ba488bca6720265</meta:generator>
    <meta:document-statistic meta:table-count="9" meta:cell-count="7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1.51cm" style:legend-expansion="high" chart:style-name="ch4"/>
        <chart:plot-area chart:style-name="ch5" table:cell-range-address="'Test Ratio 0.5'.B2:'Test Ratio 0.5'.G14" chart:data-source-has-labels="both" svg:x="1.314cm" svg:y="2.155cm" svg:width="12.835cm" svg:height="5.701cm">
          <chartooo:coordinate-region svg:x="2.253cm" svg:y="2.35cm" svg:width="11.896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series chart:style-name="ch19" chart:values-cell-range-address="'Test Ratio 0.5'.C11:'Test Ratio 0.5'.G11" chart:label-cell-address="'Test Ratio 0.5'.B11:'Test Ratio 0.5'.B11" chart:class="chart:bar">
            <chart:data-point chart:repeated="5"/>
          </chart:series>
          <chart:series chart:style-name="ch20" chart:values-cell-range-address="'Test Ratio 0.5'.C12:'Test Ratio 0.5'.G12" chart:label-cell-address="'Test Ratio 0.5'.B12:'Test Ratio 0.5'.B12" chart:class="chart:bar">
            <chart:data-point chart:repeated="5"/>
          </chart:series>
          <chart:series chart:style-name="ch21" chart:values-cell-range-address="'Test Ratio 0.5'.C13:'Test Ratio 0.5'.G13" chart:label-cell-address="'Test Ratio 0.5'.B13:'Test Ratio 0.5'.B13" chart:class="chart:bar">
            <chart:data-point chart:repeated="5"/>
          </chart:series>
          <chart:series chart:style-name="ch22" chart:values-cell-range-address="'Test Ratio 0.5'.C14:'Test Ratio 0.5'.G14" chart:label-cell-address="'Test Ratio 0.5'.B14:'Test Ratio 0.5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841307604472">
                <text:p>0.841307604472</text:p>
                <draw:g>
                  <svg:desc>'Test Ratio 0.5'.C3:'Test Ratio 0.5'.G3</svg:desc>
                </draw:g>
              </table:table-cell>
              <table:table-cell office:value-type="float" office:value="0.765626679602">
                <text:p>0.765626679602</text:p>
              </table:table-cell>
              <table:table-cell office:value-type="float" office:value="0.712215423298">
                <text:p>0.712215423298</text:p>
              </table:table-cell>
              <table:table-cell office:value-type="float" office:value="0.707233361205">
                <text:p>0.707233361205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2</text:p>
                <draw:g>
                  <svg:desc>'Test Ratio 0.5'.B4:'Test Ratio 0.5'.B4</svg:desc>
                </draw:g>
              </table:table-cell>
              <table:table-cell office:value-type="float" office:value="0.715927774136">
                <text:p>0.715927774136</text:p>
                <draw:g>
                  <svg:desc>'Test Ratio 0.5'.C4:'Test Ratio 0.5'.G4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3</text:p>
                <draw:g>
                  <svg:desc>'Test Ratio 0.5'.B5:'Test Ratio 0.5'.B5</svg:desc>
                </draw:g>
              </table:table-cell>
              <table:table-cell office:value-type="float" office:value="0.714285581371">
                <text:p>0.714285581371</text:p>
                <draw:g>
                  <svg:desc>'Test Ratio 0.5'.C5:'Test Ratio 0.5'.G5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4</text:p>
                <draw:g>
                  <svg:desc>'Test Ratio 0.5'.B6:'Test Ratio 0.5'.B6</svg:desc>
                </draw:g>
              </table:table-cell>
              <table:table-cell office:value-type="float" office:value="0.714285581371">
                <text:p>0.714285581371</text:p>
                <draw:g>
                  <svg:desc>'Test Ratio 0.5'.C6:'Test Ratio 0.5'.G6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5</text:p>
                <draw:g>
                  <svg:desc>'Test Ratio 0.5'.B7:'Test Ratio 0.5'.B7</svg:desc>
                </draw:g>
              </table:table-cell>
              <table:table-cell office:value-type="float" office:value="0.714285581371">
                <text:p>0.714285581371</text:p>
                <draw:g>
                  <svg:desc>'Test Ratio 0.5'.C7:'Test Ratio 0.5'.G7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10</text:p>
                <draw:g>
                  <svg:desc>'Test Ratio 0.5'.B8:'Test Ratio 0.5'.B8</svg:desc>
                </draw:g>
              </table:table-cell>
              <table:table-cell office:value-type="float" office:value="0.714285581371">
                <text:p>0.714285581371</text:p>
                <draw:g>
                  <svg:desc>'Test Ratio 0.5'.C8:'Test Ratio 0.5'.G8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30</text:p>
                <draw:g>
                  <svg:desc>'Test Ratio 0.5'.B9:'Test Ratio 0.5'.B9</svg:desc>
                </draw:g>
              </table:table-cell>
              <table:table-cell office:value-type="float" office:value="0.714285581371">
                <text:p>0.714285581371</text:p>
                <draw:g>
                  <svg:desc>'Test Ratio 0.5'.C9:'Test Ratio 0.5'.G9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60</text:p>
                <draw:g>
                  <svg:desc>'Test Ratio 0.5'.B10:'Test Ratio 0.5'.B10</svg:desc>
                </draw:g>
              </table:table-cell>
              <table:table-cell office:value-type="float" office:value="0.714285581371">
                <text:p>0.714285581371</text:p>
                <draw:g>
                  <svg:desc>'Test Ratio 0.5'.C10:'Test Ratio 0.5'.G10</svg:desc>
                </draw:g>
              </table:table-cell>
              <table:table-cell office:value-type="float" office:value="0.713556972057">
                <text:p>0.713556972057</text:p>
              </table:table-cell>
              <table:table-cell office:value-type="float" office:value="0.716547414">
                <text:p>0.716547414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300</text:p>
                <draw:g>
                  <svg:desc>'Test Ratio 0.5'.B11:'Test Ratio 0.5'.B11</svg:desc>
                </draw:g>
              </table:table-cell>
              <table:table-cell office:value-type="float" office:value="NaN">
                <text:p>NaN</text:p>
                <draw:g>
                  <svg:desc>'Test Ratio 0.5'.C11:'Test Ratio 0.5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580583427">
                <text:p>0.707580583427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600</text:p>
                <draw:g>
                  <svg:desc>'Test Ratio 0.5'.B12:'Test Ratio 0.5'.B12</svg:desc>
                </draw:g>
              </table:table-cell>
              <table:table-cell office:value-type="float" office:value="NaN">
                <text:p>NaN</text:p>
                <draw:g>
                  <svg:desc>'Test Ratio 0.5'.C12:'Test Ratio 0.5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900</text:p>
                <draw:g>
                  <svg:desc>'Test Ratio 0.5'.B13:'Test Ratio 0.5'.B13</svg:desc>
                </draw:g>
              </table:table-cell>
              <table:table-cell office:value-type="float" office:value="NaN">
                <text:p>NaN</text:p>
                <draw:g>
                  <svg:desc>'Test Ratio 0.5'.C13:'Test Ratio 0.5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320818071">
                <text:p>0.719320818071</text:p>
              </table:table-cell>
            </table:table-row>
            <table:table-row>
              <table:table-cell office:value-type="string">
                <text:p>1800</text:p>
                <draw:g>
                  <svg:desc>'Test Ratio 0.5'.B14:'Test Ratio 0.5'.B14</svg:desc>
                </draw:g>
              </table:table-cell>
              <table:table-cell office:value-type="float" office:value="NaN">
                <text:p>NaN</text:p>
                <draw:g>
                  <svg:desc>'Test Ratio 0.5'.C14:'Test Ratio 0.5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1.51cm" style:legend-expansion="high" chart:style-name="ch4"/>
        <chart:plot-area chart:style-name="ch5" table:cell-range-address="'Test Ratio 0.6'.B2:'Test Ratio 0.6'.G14" chart:data-source-has-labels="both" svg:x="1.667cm" svg:y="2.155cm" svg:width="12.482cm" svg:height="5.701cm">
          <chartooo:coordinate-region svg:x="2.606cm" svg:y="2.35cm" svg:width="11.543cm" svg:height="4.867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634598139485">
                <text:p>0.634598139485</text:p>
                <draw:g>
                  <svg:desc>'Test Ratio 0.6'.C3:'Test Ratio 0.6'.G3</svg:desc>
                </draw:g>
              </table:table-cell>
              <table:table-cell office:value-type="float" office:value="0.705525716701">
                <text:p>0.705525716701</text:p>
              </table:table-cell>
              <table:table-cell office:value-type="float" office:value="0.716587107487">
                <text:p>0.716587107487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715723781315">
                <text:p>0.715723781315</text:p>
                <draw:g>
                  <svg:desc>'Test Ratio 0.6'.C4:'Test Ratio 0.6'.G4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715820399673">
                <text:p>0.715820399673</text:p>
                <draw:g>
                  <svg:desc>'Test Ratio 0.6'.C5:'Test Ratio 0.6'.G5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715820399673">
                <text:p>0.715820399673</text:p>
                <draw:g>
                  <svg:desc>'Test Ratio 0.6'.C6:'Test Ratio 0.6'.G6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715820399673">
                <text:p>0.715820399673</text:p>
                <draw:g>
                  <svg:desc>'Test Ratio 0.6'.C7:'Test Ratio 0.6'.G7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715820399673">
                <text:p>0.715820399673</text:p>
                <draw:g>
                  <svg:desc>'Test Ratio 0.6'.C8:'Test Ratio 0.6'.G8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715820399673">
                <text:p>0.715820399673</text:p>
                <draw:g>
                  <svg:desc>'Test Ratio 0.6'.C9:'Test Ratio 0.6'.G9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715820399673">
                <text:p>0.715820399673</text:p>
                <draw:g>
                  <svg:desc>'Test Ratio 0.6'.C10:'Test Ratio 0.6'.G10</svg:desc>
                </draw:g>
              </table:table-cell>
              <table:table-cell office:value-type="float" office:value="0.712277652865">
                <text:p>0.712277652865</text:p>
              </table:table-cell>
              <table:table-cell office:value-type="float" office:value="0.717758531983">
                <text:p>0.717758531983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043817974">
                <text:p>0.711043817974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835189502">
                <text:p>0.717835189502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253cm" svg:y="2.35cm" svg:width="11.896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747711501145">
                <text:p>0.747711501145</text:p>
                <draw:g>
                  <svg:desc>'Test Ratio 0.7'.C3:'Test Ratio 0.7'.G3</svg:desc>
                </draw:g>
              </table:table-cell>
              <table:table-cell office:value-type="float" office:value="0.710575568327">
                <text:p>0.710575568327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4:'Test Ratio 0.7'.G4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5:'Test Ratio 0.7'.G5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6:'Test Ratio 0.7'.G6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7:'Test Ratio 0.7'.G7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8:'Test Ratio 0.7'.G8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9:'Test Ratio 0.7'.G9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714854812387">
                <text:p>0.714854812387</text:p>
                <draw:g>
                  <svg:desc>'Test Ratio 0.7'.C10:'Test Ratio 0.7'.G10</svg:desc>
                </draw:g>
              </table:table-cell>
              <table:table-cell office:value-type="float" office:value="0.713779851475">
                <text:p>0.713779851475</text:p>
              </table:table-cell>
              <table:table-cell office:value-type="float" office:value="0.715252005126">
                <text:p>0.715252005126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067599196">
                <text:p>0.711067599196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627887545">
                <text:p>0.719627887545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2cm" svg:y="0.318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1.51cm" style:legend-expansion="high" chart:style-name="ch4"/>
        <chart:plot-area chart:style-name="ch5" table:cell-range-address="'Test Ratio 0.4'.B2:'Test Ratio 0.4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series chart:style-name="ch20" chart:values-cell-range-address="'Test Ratio 0.4'.C12:'Test Ratio 0.4'.G12" chart:label-cell-address="'Test Ratio 0.4'.B12:'Test Ratio 0.4'.B12" chart:class="chart:bar">
            <chart:data-point chart:repeated="5"/>
          </chart:series>
          <chart:series chart:style-name="ch21" chart:values-cell-range-address="'Test Ratio 0.4'.C13:'Test Ratio 0.4'.G13" chart:label-cell-address="'Test Ratio 0.4'.B13:'Test Ratio 0.4'.B13" chart:class="chart:bar">
            <chart:data-point chart:repeated="5"/>
          </chart:series>
          <chart:series chart:style-name="ch22" chart:values-cell-range-address="'Test Ratio 0.4'.C14:'Test Ratio 0.4'.G14" chart:label-cell-address="'Test Ratio 0.4'.B14:'Test Ratio 0.4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429936283572">
                <text:p>0.429936283572</text:p>
                <draw:g>
                  <svg:desc>'Test Ratio 0.4'.C3:'Test Ratio 0.4'.G3</svg:desc>
                </draw:g>
              </table:table-cell>
              <table:table-cell office:value-type="float" office:value="0.648059400072">
                <text:p>0.648059400072</text:p>
              </table:table-cell>
              <table:table-cell office:value-type="float" office:value="0.712900618793">
                <text:p>0.712900618793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2</text:p>
                <draw:g>
                  <svg:desc>'Test Ratio 0.4'.B4:'Test Ratio 0.4'.B4</svg:desc>
                </draw:g>
              </table:table-cell>
              <table:table-cell office:value-type="float" office:value="0.733057851126">
                <text:p>0.733057851126</text:p>
                <draw:g>
                  <svg:desc>'Test Ratio 0.4'.C4:'Test Ratio 0.4'.G4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3</text:p>
                <draw:g>
                  <svg:desc>'Test Ratio 0.4'.B5:'Test Ratio 0.4'.B5</svg:desc>
                </draw:g>
              </table:table-cell>
              <table:table-cell office:value-type="float" office:value="0.713829314234">
                <text:p>0.713829314234</text:p>
                <draw:g>
                  <svg:desc>'Test Ratio 0.4'.C5:'Test Ratio 0.4'.G5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4</text:p>
                <draw:g>
                  <svg:desc>'Test Ratio 0.4'.B6:'Test Ratio 0.4'.B6</svg:desc>
                </draw:g>
              </table:table-cell>
              <table:table-cell office:value-type="float" office:value="0.714048208471">
                <text:p>0.714048208471</text:p>
                <draw:g>
                  <svg:desc>'Test Ratio 0.4'.C6:'Test Ratio 0.4'.G6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5</text:p>
                <draw:g>
                  <svg:desc>'Test Ratio 0.4'.B7:'Test Ratio 0.4'.B7</svg:desc>
                </draw:g>
              </table:table-cell>
              <table:table-cell office:value-type="float" office:value="0.714048208471">
                <text:p>0.714048208471</text:p>
                <draw:g>
                  <svg:desc>'Test Ratio 0.4'.C7:'Test Ratio 0.4'.G7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10</text:p>
                <draw:g>
                  <svg:desc>'Test Ratio 0.4'.B8:'Test Ratio 0.4'.B8</svg:desc>
                </draw:g>
              </table:table-cell>
              <table:table-cell office:value-type="float" office:value="0.714048208471">
                <text:p>0.714048208471</text:p>
                <draw:g>
                  <svg:desc>'Test Ratio 0.4'.C8:'Test Ratio 0.4'.G8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30</text:p>
                <draw:g>
                  <svg:desc>'Test Ratio 0.4'.B9:'Test Ratio 0.4'.B9</svg:desc>
                </draw:g>
              </table:table-cell>
              <table:table-cell office:value-type="float" office:value="0.714048208471">
                <text:p>0.714048208471</text:p>
                <draw:g>
                  <svg:desc>'Test Ratio 0.4'.C9:'Test Ratio 0.4'.G9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60</text:p>
                <draw:g>
                  <svg:desc>'Test Ratio 0.4'.B10:'Test Ratio 0.4'.B10</svg:desc>
                </draw:g>
              </table:table-cell>
              <table:table-cell office:value-type="float" office:value="0.714048208471">
                <text:p>0.714048208471</text:p>
                <draw:g>
                  <svg:desc>'Test Ratio 0.4'.C10:'Test Ratio 0.4'.G10</svg:desc>
                </draw:g>
              </table:table-cell>
              <table:table-cell office:value-type="float" office:value="0.715008707945">
                <text:p>0.715008707945</text:p>
              </table:table-cell>
              <table:table-cell office:value-type="float" office:value="0.713257228035">
                <text:p>0.713257228035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3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000931941">
                <text:p>0.699000931941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600</text:p>
                <draw:g>
                  <svg:desc>'Test Ratio 0.4'.B12:'Test Ratio 0.4'.B12</svg:desc>
                </draw:g>
              </table:table-cell>
              <table:table-cell office:value-type="float" office:value="NaN">
                <text:p>NaN</text:p>
                <draw:g>
                  <svg:desc>'Test Ratio 0.4'.C12:'Test Ratio 0.4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900</text:p>
                <draw:g>
                  <svg:desc>'Test Ratio 0.4'.B13:'Test Ratio 0.4'.B13</svg:desc>
                </draw:g>
              </table:table-cell>
              <table:table-cell office:value-type="float" office:value="NaN">
                <text:p>NaN</text:p>
                <draw:g>
                  <svg:desc>'Test Ratio 0.4'.C13:'Test Ratio 0.4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748116081">
                <text:p>0.722748116081</text:p>
              </table:table-cell>
            </table:table-row>
            <table:table-row>
              <table:table-cell office:value-type="string">
                <text:p>1800</text:p>
                <draw:g>
                  <svg:desc>'Test Ratio 0.4'.B14:'Test Ratio 0.4'.B14</svg:desc>
                </draw:g>
              </table:table-cell>
              <table:table-cell office:value-type="float" office:value="NaN">
                <text:p>NaN</text:p>
                <draw:g>
                  <svg:desc>'Test Ratio 0.4'.C14:'Test Ratio 0.4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446cm" svg:y="2.347cm" svg:width="11.69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715711957034">
                <text:p>0.715711957034</text:p>
                <draw:g>
                  <svg:desc>'Test Ratio 0.8'.C3:'Test Ratio 0.8'.G3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4:'Test Ratio 0.8'.G4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5:'Test Ratio 0.8'.G5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6:'Test Ratio 0.8'.G6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7:'Test Ratio 0.8'.G7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8:'Test Ratio 0.8'.G8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9:'Test Ratio 0.8'.G9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715439058116">
                <text:p>0.715439058116</text:p>
                <draw:g>
                  <svg:desc>'Test Ratio 0.8'.C10:'Test Ratio 0.8'.G10</svg:desc>
                </draw:g>
              </table:table-cell>
              <table:table-cell office:value-type="float" office:value="0.713794744843">
                <text:p>0.713794744843</text:p>
              </table:table-cell>
              <table:table-cell office:value-type="float" office:value="0.714577735957">
                <text:p>0.714577735957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829875325">
                <text:p>0.707829875325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218556135">
                <text:p>0.718218556135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1</text:p>
        </chart:subtitle>
        <chart:legend chart:legend-position="end" svg:x="14.469cm" svg:y="1.51cm" style:legend-expansion="high" chart:style-name="ch4"/>
        <chart:plot-area chart:style-name="ch5" table:cell-range-address="'Test Ratio 0.1'.B2:'Test Ratio 0.1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1'.C2:'Test Ratio 0.1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1'.C3:'Test Ratio 0.1'.G3" chart:label-cell-address="'Test Ratio 0.1'.B3:'Test Ratio 0.1'.B3" chart:class="chart:bar">
            <chart:data-point chart:repeated="5"/>
          </chart:series>
          <chart:series chart:style-name="ch12" chart:values-cell-range-address="'Test Ratio 0.1'.C4:'Test Ratio 0.1'.G4" chart:label-cell-address="'Test Ratio 0.1'.B4:'Test Ratio 0.1'.B4" chart:class="chart:bar">
            <chart:data-point chart:repeated="5"/>
          </chart:series>
          <chart:series chart:style-name="ch13" chart:values-cell-range-address="'Test Ratio 0.1'.C5:'Test Ratio 0.1'.G5" chart:label-cell-address="'Test Ratio 0.1'.B5:'Test Ratio 0.1'.B5" chart:class="chart:bar">
            <chart:data-point chart:repeated="5"/>
          </chart:series>
          <chart:series chart:style-name="ch14" chart:values-cell-range-address="'Test Ratio 0.1'.C6:'Test Ratio 0.1'.G6" chart:label-cell-address="'Test Ratio 0.1'.B6:'Test Ratio 0.1'.B6" chart:class="chart:bar">
            <chart:data-point chart:repeated="5"/>
          </chart:series>
          <chart:series chart:style-name="ch15" chart:values-cell-range-address="'Test Ratio 0.1'.C7:'Test Ratio 0.1'.G7" chart:label-cell-address="'Test Ratio 0.1'.B7:'Test Ratio 0.1'.B7" chart:class="chart:bar">
            <chart:data-point chart:repeated="5"/>
          </chart:series>
          <chart:series chart:style-name="ch16" chart:values-cell-range-address="'Test Ratio 0.1'.C8:'Test Ratio 0.1'.G8" chart:label-cell-address="'Test Ratio 0.1'.B8:'Test Ratio 0.1'.B8" chart:class="chart:bar">
            <chart:data-point chart:repeated="5"/>
          </chart:series>
          <chart:series chart:style-name="ch17" chart:values-cell-range-address="'Test Ratio 0.1'.C9:'Test Ratio 0.1'.G9" chart:label-cell-address="'Test Ratio 0.1'.B9:'Test Ratio 0.1'.B9" chart:class="chart:bar">
            <chart:data-point chart:repeated="5"/>
          </chart:series>
          <chart:series chart:style-name="ch18" chart:values-cell-range-address="'Test Ratio 0.1'.C10:'Test Ratio 0.1'.G10" chart:label-cell-address="'Test Ratio 0.1'.B10:'Test Ratio 0.1'.B10" chart:class="chart:bar">
            <chart:data-point chart:repeated="5"/>
          </chart:series>
          <chart:series chart:style-name="ch19" chart:values-cell-range-address="'Test Ratio 0.1'.C11:'Test Ratio 0.1'.G11" chart:label-cell-address="'Test Ratio 0.1'.B11:'Test Ratio 0.1'.B11" chart:class="chart:bar">
            <chart:data-point chart:repeated="5"/>
          </chart:series>
          <chart:series chart:style-name="ch20" chart:values-cell-range-address="'Test Ratio 0.1'.C12:'Test Ratio 0.1'.G12" chart:label-cell-address="'Test Ratio 0.1'.B12:'Test Ratio 0.1'.B12" chart:class="chart:bar">
            <chart:data-point chart:repeated="5"/>
          </chart:series>
          <chart:series chart:style-name="ch21" chart:values-cell-range-address="'Test Ratio 0.1'.C13:'Test Ratio 0.1'.G13" chart:label-cell-address="'Test Ratio 0.1'.B13:'Test Ratio 0.1'.B13" chart:class="chart:bar">
            <chart:data-point chart:repeated="5"/>
          </chart:series>
          <chart:series chart:style-name="ch22" chart:values-cell-range-address="'Test Ratio 0.1'.C14:'Test Ratio 0.1'.G14" chart:label-cell-address="'Test Ratio 0.1'.B14:'Test Ratio 0.1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1'.C2:'Test Ratio 0.1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1'.B3:'Test Ratio 0.1'.B3</svg:desc>
                </draw:g>
              </table:table-cell>
              <table:table-cell office:value-type="float" office:value="0.607211431045">
                <text:p>0.607211431045</text:p>
                <draw:g>
                  <svg:desc>'Test Ratio 0.1'.C3:'Test Ratio 0.1'.G3</svg:desc>
                </draw:g>
              </table:table-cell>
              <table:table-cell office:value-type="float" office:value="0.485008212557">
                <text:p>0.485008212557</text:p>
              </table:table-cell>
              <table:table-cell office:value-type="float" office:value="0.680190873941">
                <text:p>0.680190873941</text:p>
              </table:table-cell>
              <table:table-cell office:value-type="float" office:value="0.727413048553">
                <text:p>0.727413048553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2</text:p>
                <draw:g>
                  <svg:desc>'Test Ratio 0.1'.B4:'Test Ratio 0.1'.B4</svg:desc>
                </draw:g>
              </table:table-cell>
              <table:table-cell office:value-type="float" office:value="0.751361559785">
                <text:p>0.751361559785</text:p>
                <draw:g>
                  <svg:desc>'Test Ratio 0.1'.C4:'Test Ratio 0.1'.G4</svg:desc>
                </draw:g>
              </table:table-cell>
              <table:table-cell office:value-type="float" office:value="0.704420712276">
                <text:p>0.704420712276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3</text:p>
                <draw:g>
                  <svg:desc>'Test Ratio 0.1'.B5:'Test Ratio 0.1'.B5</svg:desc>
                </draw:g>
              </table:table-cell>
              <table:table-cell office:value-type="float" office:value="0.715174286925">
                <text:p>0.715174286925</text:p>
                <draw:g>
                  <svg:desc>'Test Ratio 0.1'.C5:'Test Ratio 0.1'.G5</svg:desc>
                </draw:g>
              </table:table-cell>
              <table:table-cell office:value-type="float" office:value="0.708219413575">
                <text:p>0.708219413575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4</text:p>
                <draw:g>
                  <svg:desc>'Test Ratio 0.1'.B6:'Test Ratio 0.1'.B6</svg:desc>
                </draw:g>
              </table:table-cell>
              <table:table-cell office:value-type="float" office:value="0.719414863925">
                <text:p>0.719414863925</text:p>
                <draw:g>
                  <svg:desc>'Test Ratio 0.1'.C6:'Test Ratio 0.1'.G6</svg:desc>
                </draw:g>
              </table:table-cell>
              <table:table-cell office:value-type="float" office:value="0.709151814507">
                <text:p>0.709151814507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5</text:p>
                <draw:g>
                  <svg:desc>'Test Ratio 0.1'.B7:'Test Ratio 0.1'.B7</svg:desc>
                </draw:g>
              </table:table-cell>
              <table:table-cell office:value-type="float" office:value="0.719414863925">
                <text:p>0.719414863925</text:p>
                <draw:g>
                  <svg:desc>'Test Ratio 0.1'.C7:'Test Ratio 0.1'.G7</svg:desc>
                </draw:g>
              </table:table-cell>
              <table:table-cell office:value-type="float" office:value="0.709151814507">
                <text:p>0.709151814507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10</text:p>
                <draw:g>
                  <svg:desc>'Test Ratio 0.1'.B8:'Test Ratio 0.1'.B8</svg:desc>
                </draw:g>
              </table:table-cell>
              <table:table-cell office:value-type="float" office:value="0.719414863925">
                <text:p>0.719414863925</text:p>
                <draw:g>
                  <svg:desc>'Test Ratio 0.1'.C8:'Test Ratio 0.1'.G8</svg:desc>
                </draw:g>
              </table:table-cell>
              <table:table-cell office:value-type="float" office:value="0.709151814507">
                <text:p>0.709151814507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30</text:p>
                <draw:g>
                  <svg:desc>'Test Ratio 0.1'.B9:'Test Ratio 0.1'.B9</svg:desc>
                </draw:g>
              </table:table-cell>
              <table:table-cell office:value-type="float" office:value="0.719414863925">
                <text:p>0.719414863925</text:p>
                <draw:g>
                  <svg:desc>'Test Ratio 0.1'.C9:'Test Ratio 0.1'.G9</svg:desc>
                </draw:g>
              </table:table-cell>
              <table:table-cell office:value-type="float" office:value="0.709151814507">
                <text:p>0.709151814507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60</text:p>
                <draw:g>
                  <svg:desc>'Test Ratio 0.1'.B10:'Test Ratio 0.1'.B10</svg:desc>
                </draw:g>
              </table:table-cell>
              <table:table-cell office:value-type="float" office:value="0.719414863925">
                <text:p>0.719414863925</text:p>
                <draw:g>
                  <svg:desc>'Test Ratio 0.1'.C10:'Test Ratio 0.1'.G10</svg:desc>
                </draw:g>
              </table:table-cell>
              <table:table-cell office:value-type="float" office:value="0.709151814507">
                <text:p>0.709151814507</text:p>
              </table:table-cell>
              <table:table-cell office:value-type="float" office:value="0.710844155844">
                <text:p>0.710844155844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300</text:p>
                <draw:g>
                  <svg:desc>'Test Ratio 0.1'.B11:'Test Ratio 0.1'.B11</svg:desc>
                </draw:g>
              </table:table-cell>
              <table:table-cell office:value-type="float" office:value="NaN">
                <text:p>NaN</text:p>
                <draw:g>
                  <svg:desc>'Test Ratio 0.1'.C11:'Test Ratio 0.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001283847">
                <text:p>0.733001283847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600</text:p>
                <draw:g>
                  <svg:desc>'Test Ratio 0.1'.B12:'Test Ratio 0.1'.B12</svg:desc>
                </draw:g>
              </table:table-cell>
              <table:table-cell office:value-type="float" office:value="NaN">
                <text:p>NaN</text:p>
                <draw:g>
                  <svg:desc>'Test Ratio 0.1'.C12:'Test Ratio 0.1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900</text:p>
                <draw:g>
                  <svg:desc>'Test Ratio 0.1'.B13:'Test Ratio 0.1'.B13</svg:desc>
                </draw:g>
              </table:table-cell>
              <table:table-cell office:value-type="float" office:value="NaN">
                <text:p>NaN</text:p>
                <draw:g>
                  <svg:desc>'Test Ratio 0.1'.C13:'Test Ratio 0.1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351423903">
                <text:p>0.728351423903</text:p>
              </table:table-cell>
            </table:table-row>
            <table:table-row>
              <table:table-cell office:value-type="string">
                <text:p>1800</text:p>
                <draw:g>
                  <svg:desc>'Test Ratio 0.1'.B14:'Test Ratio 0.1'.B14</svg:desc>
                </draw:g>
              </table:table-cell>
              <table:table-cell office:value-type="float" office:value="NaN">
                <text:p>NaN</text:p>
                <draw:g>
                  <svg:desc>'Test Ratio 0.1'.C14:'Test Ratio 0.1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2</text:p>
        </chart:subtitle>
        <chart:legend chart:legend-position="end" svg:x="14.469cm" svg:y="1.51cm" style:legend-expansion="high" chart:style-name="ch4"/>
        <chart:plot-area chart:style-name="ch5" table:cell-range-address="'Test Ratio 0.2'.B2:'Test Ratio 0.2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text">
            <chart:title svg:x="5.487cm" svg:y="8.037cm" chart:style-name="ch7">
              <text:p>Labeling period / feature length</text:p>
            </chart:title>
            <chart:categories table:cell-range-address="'Test Ratio 0.2'.C2:'Test Ratio 0.2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2'.C3:'Test Ratio 0.2'.G3" chart:label-cell-address="'Test Ratio 0.2'.B3:'Test Ratio 0.2'.B3" chart:class="chart:bar">
            <chart:data-point chart:repeated="5"/>
          </chart:series>
          <chart:series chart:style-name="ch12" chart:values-cell-range-address="'Test Ratio 0.2'.C4:'Test Ratio 0.2'.G4" chart:label-cell-address="'Test Ratio 0.2'.B4:'Test Ratio 0.2'.B4" chart:class="chart:bar">
            <chart:data-point chart:repeated="5"/>
          </chart:series>
          <chart:series chart:style-name="ch13" chart:values-cell-range-address="'Test Ratio 0.2'.C5:'Test Ratio 0.2'.G5" chart:label-cell-address="'Test Ratio 0.2'.B5:'Test Ratio 0.2'.B5" chart:class="chart:bar">
            <chart:data-point chart:repeated="5"/>
          </chart:series>
          <chart:series chart:style-name="ch14" chart:values-cell-range-address="'Test Ratio 0.2'.C6:'Test Ratio 0.2'.G6" chart:label-cell-address="'Test Ratio 0.2'.B6:'Test Ratio 0.2'.B6" chart:class="chart:bar">
            <chart:data-point chart:repeated="5"/>
          </chart:series>
          <chart:series chart:style-name="ch15" chart:values-cell-range-address="'Test Ratio 0.2'.C7:'Test Ratio 0.2'.G7" chart:label-cell-address="'Test Ratio 0.2'.B7:'Test Ratio 0.2'.B7" chart:class="chart:bar">
            <chart:data-point chart:repeated="5"/>
          </chart:series>
          <chart:series chart:style-name="ch16" chart:values-cell-range-address="'Test Ratio 0.2'.C8:'Test Ratio 0.2'.G8" chart:label-cell-address="'Test Ratio 0.2'.B8:'Test Ratio 0.2'.B8" chart:class="chart:bar">
            <chart:data-point chart:repeated="5"/>
          </chart:series>
          <chart:series chart:style-name="ch17" chart:values-cell-range-address="'Test Ratio 0.2'.C9:'Test Ratio 0.2'.G9" chart:label-cell-address="'Test Ratio 0.2'.B9:'Test Ratio 0.2'.B9" chart:class="chart:bar">
            <chart:data-point chart:repeated="5"/>
          </chart:series>
          <chart:series chart:style-name="ch18" chart:values-cell-range-address="'Test Ratio 0.2'.C10:'Test Ratio 0.2'.G10" chart:label-cell-address="'Test Ratio 0.2'.B10:'Test Ratio 0.2'.B10" chart:class="chart:bar">
            <chart:data-point chart:repeated="5"/>
          </chart:series>
          <chart:series chart:style-name="ch19" chart:values-cell-range-address="'Test Ratio 0.2'.C11:'Test Ratio 0.2'.G11" chart:label-cell-address="'Test Ratio 0.2'.B11:'Test Ratio 0.2'.B11" chart:class="chart:bar">
            <chart:data-point chart:repeated="5"/>
          </chart:series>
          <chart:series chart:style-name="ch20" chart:values-cell-range-address="'Test Ratio 0.2'.C12:'Test Ratio 0.2'.G12" chart:label-cell-address="'Test Ratio 0.2'.B12:'Test Ratio 0.2'.B12" chart:class="chart:bar">
            <chart:data-point chart:repeated="5"/>
          </chart:series>
          <chart:series chart:style-name="ch21" chart:values-cell-range-address="'Test Ratio 0.2'.C13:'Test Ratio 0.2'.G13" chart:label-cell-address="'Test Ratio 0.2'.B13:'Test Ratio 0.2'.B13" chart:class="chart:bar">
            <chart:data-point chart:repeated="5"/>
          </chart:series>
          <chart:series chart:style-name="ch22" chart:values-cell-range-address="'Test Ratio 0.2'.C14:'Test Ratio 0.2'.G14" chart:label-cell-address="'Test Ratio 0.2'.B14:'Test Ratio 0.2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2'.C2:'Test Ratio 0.2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2'.B3:'Test Ratio 0.2'.B3</svg:desc>
                </draw:g>
              </table:table-cell>
              <table:table-cell office:value-type="float" office:value="0.51148440163">
                <text:p>0.51148440163</text:p>
                <draw:g>
                  <svg:desc>'Test Ratio 0.2'.C3:'Test Ratio 0.2'.G3</svg:desc>
                </draw:g>
              </table:table-cell>
              <table:table-cell office:value-type="float" office:value="0.712819391146">
                <text:p>0.712819391146</text:p>
              </table:table-cell>
              <table:table-cell office:value-type="float" office:value="0.751415596525">
                <text:p>0.751415596525</text:p>
              </table:table-cell>
              <table:table-cell office:value-type="float" office:value="0.712032627866">
                <text:p>0.712032627866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2</text:p>
                <draw:g>
                  <svg:desc>'Test Ratio 0.2'.B4:'Test Ratio 0.2'.B4</svg:desc>
                </draw:g>
              </table:table-cell>
              <table:table-cell office:value-type="float" office:value="0.734528397126">
                <text:p>0.734528397126</text:p>
                <draw:g>
                  <svg:desc>'Test Ratio 0.2'.C4:'Test Ratio 0.2'.G4</svg:desc>
                </draw:g>
              </table:table-cell>
              <table:table-cell office:value-type="float" office:value="0.710244368267">
                <text:p>0.710244368267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3</text:p>
                <draw:g>
                  <svg:desc>'Test Ratio 0.2'.B5:'Test Ratio 0.2'.B5</svg:desc>
                </draw:g>
              </table:table-cell>
              <table:table-cell office:value-type="float" office:value="0.717702343461">
                <text:p>0.717702343461</text:p>
                <draw:g>
                  <svg:desc>'Test Ratio 0.2'.C5:'Test Ratio 0.2'.G5</svg:desc>
                </draw:g>
              </table:table-cell>
              <table:table-cell office:value-type="float" office:value="0.709427713103">
                <text:p>0.709427713103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4</text:p>
                <draw:g>
                  <svg:desc>'Test Ratio 0.2'.B6:'Test Ratio 0.2'.B6</svg:desc>
                </draw:g>
              </table:table-cell>
              <table:table-cell office:value-type="float" office:value="0.717874189245">
                <text:p>0.717874189245</text:p>
                <draw:g>
                  <svg:desc>'Test Ratio 0.2'.C6:'Test Ratio 0.2'.G6</svg:desc>
                </draw:g>
              </table:table-cell>
              <table:table-cell office:value-type="float" office:value="0.709692263367">
                <text:p>0.709692263367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5</text:p>
                <draw:g>
                  <svg:desc>'Test Ratio 0.2'.B7:'Test Ratio 0.2'.B7</svg:desc>
                </draw:g>
              </table:table-cell>
              <table:table-cell office:value-type="float" office:value="0.717874189245">
                <text:p>0.717874189245</text:p>
                <draw:g>
                  <svg:desc>'Test Ratio 0.2'.C7:'Test Ratio 0.2'.G7</svg:desc>
                </draw:g>
              </table:table-cell>
              <table:table-cell office:value-type="float" office:value="0.709692263367">
                <text:p>0.709692263367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10</text:p>
                <draw:g>
                  <svg:desc>'Test Ratio 0.2'.B8:'Test Ratio 0.2'.B8</svg:desc>
                </draw:g>
              </table:table-cell>
              <table:table-cell office:value-type="float" office:value="0.717874189245">
                <text:p>0.717874189245</text:p>
                <draw:g>
                  <svg:desc>'Test Ratio 0.2'.C8:'Test Ratio 0.2'.G8</svg:desc>
                </draw:g>
              </table:table-cell>
              <table:table-cell office:value-type="float" office:value="0.709692263367">
                <text:p>0.709692263367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30</text:p>
                <draw:g>
                  <svg:desc>'Test Ratio 0.2'.B9:'Test Ratio 0.2'.B9</svg:desc>
                </draw:g>
              </table:table-cell>
              <table:table-cell office:value-type="float" office:value="0.717874189245">
                <text:p>0.717874189245</text:p>
                <draw:g>
                  <svg:desc>'Test Ratio 0.2'.C9:'Test Ratio 0.2'.G9</svg:desc>
                </draw:g>
              </table:table-cell>
              <table:table-cell office:value-type="float" office:value="0.709692263367">
                <text:p>0.709692263367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60</text:p>
                <draw:g>
                  <svg:desc>'Test Ratio 0.2'.B10:'Test Ratio 0.2'.B10</svg:desc>
                </draw:g>
              </table:table-cell>
              <table:table-cell office:value-type="float" office:value="0.717874189245">
                <text:p>0.717874189245</text:p>
                <draw:g>
                  <svg:desc>'Test Ratio 0.2'.C10:'Test Ratio 0.2'.G10</svg:desc>
                </draw:g>
              </table:table-cell>
              <table:table-cell office:value-type="float" office:value="0.709692263367">
                <text:p>0.709692263367</text:p>
              </table:table-cell>
              <table:table-cell office:value-type="float" office:value="0.717012400248">
                <text:p>0.717012400248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300</text:p>
                <draw:g>
                  <svg:desc>'Test Ratio 0.2'.B11:'Test Ratio 0.2'.B11</svg:desc>
                </draw:g>
              </table:table-cell>
              <table:table-cell office:value-type="float" office:value="NaN">
                <text:p>NaN</text:p>
                <draw:g>
                  <svg:desc>'Test Ratio 0.2'.C11:'Test Ratio 0.2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825837743">
                <text:p>0.714825837743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600</text:p>
                <draw:g>
                  <svg:desc>'Test Ratio 0.2'.B12:'Test Ratio 0.2'.B12</svg:desc>
                </draw:g>
              </table:table-cell>
              <table:table-cell office:value-type="float" office:value="NaN">
                <text:p>NaN</text:p>
                <draw:g>
                  <svg:desc>'Test Ratio 0.2'.C12:'Test Ratio 0.2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900</text:p>
                <draw:g>
                  <svg:desc>'Test Ratio 0.2'.B13:'Test Ratio 0.2'.B13</svg:desc>
                </draw:g>
              </table:table-cell>
              <table:table-cell office:value-type="float" office:value="NaN">
                <text:p>NaN</text:p>
                <draw:g>
                  <svg:desc>'Test Ratio 0.2'.C13:'Test Ratio 0.2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995098039">
                <text:p>0.728995098039</text:p>
              </table:table-cell>
            </table:table-row>
            <table:table-row>
              <table:table-cell office:value-type="string">
                <text:p>1800</text:p>
                <draw:g>
                  <svg:desc>'Test Ratio 0.2'.B14:'Test Ratio 0.2'.B14</svg:desc>
                </draw:g>
              </table:table-cell>
              <table:table-cell office:value-type="float" office:value="NaN">
                <text:p>NaN</text:p>
                <draw:g>
                  <svg:desc>'Test Ratio 0.2'.C14:'Test Ratio 0.2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3</text:p>
        </chart:subtitle>
        <chart:legend chart:legend-position="end" svg:x="14.469cm" svg:y="1.51cm" style:legend-expansion="high" chart:style-name="ch4"/>
        <chart:plot-area chart:style-name="ch5" table:cell-range-address="'Test Ratio 0.3'.B2:'Test Ratio 0.3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3'.C2:'Test Ratio 0.3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3'.C3:'Test Ratio 0.3'.G3" chart:label-cell-address="'Test Ratio 0.3'.B3:'Test Ratio 0.3'.B3" chart:class="chart:bar">
            <chart:data-point chart:repeated="5"/>
          </chart:series>
          <chart:series chart:style-name="ch12" chart:values-cell-range-address="'Test Ratio 0.3'.C4:'Test Ratio 0.3'.G4" chart:label-cell-address="'Test Ratio 0.3'.B4:'Test Ratio 0.3'.B4" chart:class="chart:bar">
            <chart:data-point chart:repeated="5"/>
          </chart:series>
          <chart:series chart:style-name="ch13" chart:values-cell-range-address="'Test Ratio 0.3'.C5:'Test Ratio 0.3'.G5" chart:label-cell-address="'Test Ratio 0.3'.B5:'Test Ratio 0.3'.B5" chart:class="chart:bar">
            <chart:data-point chart:repeated="5"/>
          </chart:series>
          <chart:series chart:style-name="ch14" chart:values-cell-range-address="'Test Ratio 0.3'.C6:'Test Ratio 0.3'.G6" chart:label-cell-address="'Test Ratio 0.3'.B6:'Test Ratio 0.3'.B6" chart:class="chart:bar">
            <chart:data-point chart:repeated="5"/>
          </chart:series>
          <chart:series chart:style-name="ch15" chart:values-cell-range-address="'Test Ratio 0.3'.C7:'Test Ratio 0.3'.G7" chart:label-cell-address="'Test Ratio 0.3'.B7:'Test Ratio 0.3'.B7" chart:class="chart:bar">
            <chart:data-point chart:repeated="5"/>
          </chart:series>
          <chart:series chart:style-name="ch16" chart:values-cell-range-address="'Test Ratio 0.3'.C8:'Test Ratio 0.3'.G8" chart:label-cell-address="'Test Ratio 0.3'.B8:'Test Ratio 0.3'.B8" chart:class="chart:bar">
            <chart:data-point chart:repeated="5"/>
          </chart:series>
          <chart:series chart:style-name="ch17" chart:values-cell-range-address="'Test Ratio 0.3'.C9:'Test Ratio 0.3'.G9" chart:label-cell-address="'Test Ratio 0.3'.B9:'Test Ratio 0.3'.B9" chart:class="chart:bar">
            <chart:data-point chart:repeated="5"/>
          </chart:series>
          <chart:series chart:style-name="ch18" chart:values-cell-range-address="'Test Ratio 0.3'.C10:'Test Ratio 0.3'.G10" chart:label-cell-address="'Test Ratio 0.3'.B10:'Test Ratio 0.3'.B10" chart:class="chart:bar">
            <chart:data-point chart:repeated="5"/>
          </chart:series>
          <chart:series chart:style-name="ch19" chart:values-cell-range-address="'Test Ratio 0.3'.C11:'Test Ratio 0.3'.G11" chart:label-cell-address="'Test Ratio 0.3'.B11:'Test Ratio 0.3'.B11" chart:class="chart:bar">
            <chart:data-point chart:repeated="5"/>
          </chart:series>
          <chart:series chart:style-name="ch20" chart:values-cell-range-address="'Test Ratio 0.3'.C12:'Test Ratio 0.3'.G12" chart:label-cell-address="'Test Ratio 0.3'.B12:'Test Ratio 0.3'.B12" chart:class="chart:bar">
            <chart:data-point chart:repeated="5"/>
          </chart:series>
          <chart:series chart:style-name="ch21" chart:values-cell-range-address="'Test Ratio 0.3'.C13:'Test Ratio 0.3'.G13" chart:label-cell-address="'Test Ratio 0.3'.B13:'Test Ratio 0.3'.B13" chart:class="chart:bar">
            <chart:data-point chart:repeated="5"/>
          </chart:series>
          <chart:series chart:style-name="ch22" chart:values-cell-range-address="'Test Ratio 0.3'.C14:'Test Ratio 0.3'.G14" chart:label-cell-address="'Test Ratio 0.3'.B14:'Test Ratio 0.3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3'.C2:'Test Ratio 0.3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3'.B3:'Test Ratio 0.3'.B3</svg:desc>
                </draw:g>
              </table:table-cell>
              <table:table-cell office:value-type="float" office:value="0.550856240614">
                <text:p>0.550856240614</text:p>
                <draw:g>
                  <svg:desc>'Test Ratio 0.3'.C3:'Test Ratio 0.3'.G3</svg:desc>
                </draw:g>
              </table:table-cell>
              <table:table-cell office:value-type="float" office:value="0.647382046589">
                <text:p>0.647382046589</text:p>
              </table:table-cell>
              <table:table-cell office:value-type="float" office:value="0.766287749601">
                <text:p>0.766287749601</text:p>
              </table:table-cell>
              <table:table-cell office:value-type="float" office:value="0.709714806798">
                <text:p>0.709714806798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2</text:p>
                <draw:g>
                  <svg:desc>'Test Ratio 0.3'.B4:'Test Ratio 0.3'.B4</svg:desc>
                </draw:g>
              </table:table-cell>
              <table:table-cell office:value-type="float" office:value="0.725725892036">
                <text:p>0.725725892036</text:p>
                <draw:g>
                  <svg:desc>'Test Ratio 0.3'.C4:'Test Ratio 0.3'.G4</svg:desc>
                </draw:g>
              </table:table-cell>
              <table:table-cell office:value-type="float" office:value="0.713514836009">
                <text:p>0.713514836009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3</text:p>
                <draw:g>
                  <svg:desc>'Test Ratio 0.3'.B5:'Test Ratio 0.3'.B5</svg:desc>
                </draw:g>
              </table:table-cell>
              <table:table-cell office:value-type="float" office:value="0.713975700416">
                <text:p>0.713975700416</text:p>
                <draw:g>
                  <svg:desc>'Test Ratio 0.3'.C5:'Test Ratio 0.3'.G5</svg:desc>
                </draw:g>
              </table:table-cell>
              <table:table-cell office:value-type="float" office:value="0.714098221494">
                <text:p>0.714098221494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4</text:p>
                <draw:g>
                  <svg:desc>'Test Ratio 0.3'.B6:'Test Ratio 0.3'.B6</svg:desc>
                </draw:g>
              </table:table-cell>
              <table:table-cell office:value-type="float" office:value="0.715406710371">
                <text:p>0.715406710371</text:p>
                <draw:g>
                  <svg:desc>'Test Ratio 0.3'.C6:'Test Ratio 0.3'.G6</svg:desc>
                </draw:g>
              </table:table-cell>
              <table:table-cell office:value-type="float" office:value="0.714098221494">
                <text:p>0.714098221494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5</text:p>
                <draw:g>
                  <svg:desc>'Test Ratio 0.3'.B7:'Test Ratio 0.3'.B7</svg:desc>
                </draw:g>
              </table:table-cell>
              <table:table-cell office:value-type="float" office:value="0.715406710371">
                <text:p>0.715406710371</text:p>
                <draw:g>
                  <svg:desc>'Test Ratio 0.3'.C7:'Test Ratio 0.3'.G7</svg:desc>
                </draw:g>
              </table:table-cell>
              <table:table-cell office:value-type="float" office:value="0.714098221494">
                <text:p>0.714098221494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10</text:p>
                <draw:g>
                  <svg:desc>'Test Ratio 0.3'.B8:'Test Ratio 0.3'.B8</svg:desc>
                </draw:g>
              </table:table-cell>
              <table:table-cell office:value-type="float" office:value="0.715406710371">
                <text:p>0.715406710371</text:p>
                <draw:g>
                  <svg:desc>'Test Ratio 0.3'.C8:'Test Ratio 0.3'.G8</svg:desc>
                </draw:g>
              </table:table-cell>
              <table:table-cell office:value-type="float" office:value="0.714098221494">
                <text:p>0.714098221494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30</text:p>
                <draw:g>
                  <svg:desc>'Test Ratio 0.3'.B9:'Test Ratio 0.3'.B9</svg:desc>
                </draw:g>
              </table:table-cell>
              <table:table-cell office:value-type="float" office:value="0.715406710371">
                <text:p>0.715406710371</text:p>
                <draw:g>
                  <svg:desc>'Test Ratio 0.3'.C9:'Test Ratio 0.3'.G9</svg:desc>
                </draw:g>
              </table:table-cell>
              <table:table-cell office:value-type="float" office:value="0.714098221494">
                <text:p>0.714098221494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60</text:p>
                <draw:g>
                  <svg:desc>'Test Ratio 0.3'.B10:'Test Ratio 0.3'.B10</svg:desc>
                </draw:g>
              </table:table-cell>
              <table:table-cell office:value-type="float" office:value="0.715406710371">
                <text:p>0.715406710371</text:p>
                <draw:g>
                  <svg:desc>'Test Ratio 0.3'.C10:'Test Ratio 0.3'.G10</svg:desc>
                </draw:g>
              </table:table-cell>
              <table:table-cell office:value-type="float" office:value="0.714098221494">
                <text:p>0.714098221494</text:p>
              </table:table-cell>
              <table:table-cell office:value-type="float" office:value="0.711956799698">
                <text:p>0.711956799698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300</text:p>
                <draw:g>
                  <svg:desc>'Test Ratio 0.3'.B11:'Test Ratio 0.3'.B11</svg:desc>
                </draw:g>
              </table:table-cell>
              <table:table-cell office:value-type="float" office:value="NaN">
                <text:p>NaN</text:p>
                <draw:g>
                  <svg:desc>'Test Ratio 0.3'.C11:'Test Ratio 0.3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032026615">
                <text:p>0.712032026615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600</text:p>
                <draw:g>
                  <svg:desc>'Test Ratio 0.3'.B12:'Test Ratio 0.3'.B12</svg:desc>
                </draw:g>
              </table:table-cell>
              <table:table-cell office:value-type="float" office:value="NaN">
                <text:p>NaN</text:p>
                <draw:g>
                  <svg:desc>'Test Ratio 0.3'.C12:'Test Ratio 0.3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900</text:p>
                <draw:g>
                  <svg:desc>'Test Ratio 0.3'.B13:'Test Ratio 0.3'.B13</svg:desc>
                </draw:g>
              </table:table-cell>
              <table:table-cell office:value-type="float" office:value="NaN">
                <text:p>NaN</text:p>
                <draw:g>
                  <svg:desc>'Test Ratio 0.3'.C13:'Test Ratio 0.3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462729536">
                <text:p>0.729462729536</text:p>
              </table:table-cell>
            </table:table-row>
            <table:table-row>
              <table:table-cell office:value-type="string">
                <text:p>1800</text:p>
                <draw:g>
                  <svg:desc>'Test Ratio 0.3'.B14:'Test Ratio 0.3'.B14</svg:desc>
                </draw:g>
              </table:table-cell>
              <table:table-cell office:value-type="float" office:value="NaN">
                <text:p>NaN</text:p>
                <draw:g>
                  <svg:desc>'Test Ratio 0.3'.C14:'Test Ratio 0.3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9</text:p>
        </chart:subtitle>
        <chart:legend chart:legend-position="end" svg:x="14.455cm" svg:y="1.508cm" style:legend-expansion="high" chart:style-name="ch4"/>
        <chart:plot-area chart:style-name="ch5" table:cell-range-address="'Test Ratio 0.9'.B2:'Test Ratio 0.9'.G14" chart:data-source-has-labels="both" svg:x="1.313cm" svg:y="2.152cm" svg:width="12.823cm" svg:height="5.701cm">
          <chartooo:coordinate-region svg:x="2.446cm" svg:y="2.348cm" svg:width="11.69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9'.C2:'Test Ratio 0.9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9'.C3:'Test Ratio 0.9'.G3" chart:label-cell-address="'Test Ratio 0.9'.B3:'Test Ratio 0.9'.B3" chart:class="chart:bar">
            <chart:data-point chart:repeated="5"/>
          </chart:series>
          <chart:series chart:style-name="ch12" chart:values-cell-range-address="'Test Ratio 0.9'.C4:'Test Ratio 0.9'.G4" chart:label-cell-address="'Test Ratio 0.9'.B4:'Test Ratio 0.9'.B4" chart:class="chart:bar">
            <chart:data-point chart:repeated="5"/>
          </chart:series>
          <chart:series chart:style-name="ch13" chart:values-cell-range-address="'Test Ratio 0.9'.C5:'Test Ratio 0.9'.G5" chart:label-cell-address="'Test Ratio 0.9'.B5:'Test Ratio 0.9'.B5" chart:class="chart:bar">
            <chart:data-point chart:repeated="5"/>
          </chart:series>
          <chart:series chart:style-name="ch14" chart:values-cell-range-address="'Test Ratio 0.9'.C6:'Test Ratio 0.9'.G6" chart:label-cell-address="'Test Ratio 0.9'.B6:'Test Ratio 0.9'.B6" chart:class="chart:bar">
            <chart:data-point chart:repeated="5"/>
          </chart:series>
          <chart:series chart:style-name="ch15" chart:values-cell-range-address="'Test Ratio 0.9'.C7:'Test Ratio 0.9'.G7" chart:label-cell-address="'Test Ratio 0.9'.B7:'Test Ratio 0.9'.B7" chart:class="chart:bar">
            <chart:data-point chart:repeated="5"/>
          </chart:series>
          <chart:series chart:style-name="ch16" chart:values-cell-range-address="'Test Ratio 0.9'.C8:'Test Ratio 0.9'.G8" chart:label-cell-address="'Test Ratio 0.9'.B8:'Test Ratio 0.9'.B8" chart:class="chart:bar">
            <chart:data-point chart:repeated="5"/>
          </chart:series>
          <chart:series chart:style-name="ch17" chart:values-cell-range-address="'Test Ratio 0.9'.C9:'Test Ratio 0.9'.G9" chart:label-cell-address="'Test Ratio 0.9'.B9:'Test Ratio 0.9'.B9" chart:class="chart:bar">
            <chart:data-point chart:repeated="5"/>
          </chart:series>
          <chart:series chart:style-name="ch18" chart:values-cell-range-address="'Test Ratio 0.9'.C10:'Test Ratio 0.9'.G10" chart:label-cell-address="'Test Ratio 0.9'.B10:'Test Ratio 0.9'.B10" chart:class="chart:bar">
            <chart:data-point chart:repeated="5"/>
          </chart:series>
          <chart:series chart:style-name="ch19" chart:values-cell-range-address="'Test Ratio 0.9'.C11:'Test Ratio 0.9'.G11" chart:label-cell-address="'Test Ratio 0.9'.B11:'Test Ratio 0.9'.B11" chart:class="chart:bar">
            <chart:data-point chart:repeated="5"/>
          </chart:series>
          <chart:series chart:style-name="ch20" chart:values-cell-range-address="'Test Ratio 0.9'.C12:'Test Ratio 0.9'.G12" chart:label-cell-address="'Test Ratio 0.9'.B12:'Test Ratio 0.9'.B12" chart:class="chart:bar">
            <chart:data-point chart:repeated="5"/>
          </chart:series>
          <chart:series chart:style-name="ch21" chart:values-cell-range-address="'Test Ratio 0.9'.C13:'Test Ratio 0.9'.G13" chart:label-cell-address="'Test Ratio 0.9'.B13:'Test Ratio 0.9'.B13" chart:class="chart:bar">
            <chart:data-point chart:repeated="5"/>
          </chart:series>
          <chart:series chart:style-name="ch22" chart:values-cell-range-address="'Test Ratio 0.9'.C14:'Test Ratio 0.9'.G14" chart:label-cell-address="'Test Ratio 0.9'.B14:'Test Ratio 0.9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9'.C2:'Test Ratio 0.9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9'.B3:'Test Ratio 0.9'.B3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3:'Test Ratio 0.9'.G3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2</text:p>
                <draw:g>
                  <svg:desc>'Test Ratio 0.9'.B4:'Test Ratio 0.9'.B4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4:'Test Ratio 0.9'.G4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3</text:p>
                <draw:g>
                  <svg:desc>'Test Ratio 0.9'.B5:'Test Ratio 0.9'.B5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5:'Test Ratio 0.9'.G5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4</text:p>
                <draw:g>
                  <svg:desc>'Test Ratio 0.9'.B6:'Test Ratio 0.9'.B6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6:'Test Ratio 0.9'.G6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5</text:p>
                <draw:g>
                  <svg:desc>'Test Ratio 0.9'.B7:'Test Ratio 0.9'.B7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7:'Test Ratio 0.9'.G7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10</text:p>
                <draw:g>
                  <svg:desc>'Test Ratio 0.9'.B8:'Test Ratio 0.9'.B8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8:'Test Ratio 0.9'.G8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30</text:p>
                <draw:g>
                  <svg:desc>'Test Ratio 0.9'.B9:'Test Ratio 0.9'.B9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9:'Test Ratio 0.9'.G9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60</text:p>
                <draw:g>
                  <svg:desc>'Test Ratio 0.9'.B10:'Test Ratio 0.9'.B10</svg:desc>
                </draw:g>
              </table:table-cell>
              <table:table-cell office:value-type="float" office:value="0.714714567706">
                <text:p>0.714714567706</text:p>
                <draw:g>
                  <svg:desc>'Test Ratio 0.9'.C10:'Test Ratio 0.9'.G10</svg:desc>
                </draw:g>
              </table:table-cell>
              <table:table-cell office:value-type="float" office:value="0.713416973847">
                <text:p>0.713416973847</text:p>
              </table:table-cell>
              <table:table-cell office:value-type="float" office:value="0.714379886006">
                <text:p>0.714379886006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300</text:p>
                <draw:g>
                  <svg:desc>'Test Ratio 0.9'.B11:'Test Ratio 0.9'.B11</svg:desc>
                </draw:g>
              </table:table-cell>
              <table:table-cell office:value-type="float" office:value="NaN">
                <text:p>NaN</text:p>
                <draw:g>
                  <svg:desc>'Test Ratio 0.9'.C11:'Test Ratio 0.9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291434554">
                <text:p>0.708291434554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600</text:p>
                <draw:g>
                  <svg:desc>'Test Ratio 0.9'.B12:'Test Ratio 0.9'.B12</svg:desc>
                </draw:g>
              </table:table-cell>
              <table:table-cell office:value-type="float" office:value="NaN">
                <text:p>NaN</text:p>
                <draw:g>
                  <svg:desc>'Test Ratio 0.9'.C12:'Test Ratio 0.9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900</text:p>
                <draw:g>
                  <svg:desc>'Test Ratio 0.9'.B13:'Test Ratio 0.9'.B13</svg:desc>
                </draw:g>
              </table:table-cell>
              <table:table-cell office:value-type="float" office:value="NaN">
                <text:p>NaN</text:p>
                <draw:g>
                  <svg:desc>'Test Ratio 0.9'.C13:'Test Ratio 0.9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196229696">
                <text:p>0.722196229696</text:p>
              </table:table-cell>
            </table:table-row>
            <table:table-row>
              <table:table-cell office:value-type="string">
                <text:p>1800</text:p>
                <draw:g>
                  <svg:desc>'Test Ratio 0.9'.B14:'Test Ratio 0.9'.B14</svg:desc>
                </draw:g>
              </table:table-cell>
              <table:table-cell office:value-type="float" office:value="NaN">
                <text:p>NaN</text:p>
                <draw:g>
                  <svg:desc>'Test Ratio 0.9'.C14:'Test Ratio 0.9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